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761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Total # tests</text:p>
          </table:table-cell>
          <table:table-cell table:style-name="ce1" office:value-type="string" calcext:value-type="string">
            <text:p>Failed tests (any)</text:p>
          </table:table-cell>
          <table:table-cell table:style-name="ce1" office:value-type="string" calcext:value-type="string">
            <text:p>Failed Chi^2 tests</text:p>
          </table:table-cell>
          <table:table-cell table:style-name="ce1" office:value-type="string" calcext:value-type="string">
            <text:p>Failed min. pass tests</text:p>
          </table:table-cell>
          <table:table-cell table:style-name="ce1" office:value-type="string" calcext:value-type="string">
            <text:p>Normal tests</text:p>
          </table:table-cell>
          <table:table-cell table:style-name="ce1" office:value-type="string" calcext:value-type="string">
            <text:p>NonOverlappingTemplate</text:p>
          </table:table-cell>
          <table:table-cell table:style-name="ce1" office:value-type="string" calcext:value-type="string">
            <text:p>RandomExcursions</text:p>
          </table:table-cell>
          <table:table-cell table:style-name="ce1" office:value-type="string" calcext:value-type="string">
            <text:p>RandomExcursionsVariant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vb-no-data-1000000.wav-125MB.wav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5000000.wav-125MB.wav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10000000.wav-125MB.wav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74000000.wav-125MB.wav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95000000.wav-125MB.wav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145800000.wav-125MB.wav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433000000.wav-125MB.wav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790000000.wav-125MB.wav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862000000.wav-125MB.wav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1300000000.wav-125MB.wav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1559000000.wav-125MB.wav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no-data-2200000000.wav-125MB.wav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3_interf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3_no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000000.wav-ka-debiased.bin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5000000.wav-ka-debiased.bin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0000000.wav-ka-debiased.bin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74000000.wav-ka-debiased.bin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95000000.wav-ka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45800000.wav-ka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433000000.wav-ka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790000000.wav-ka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862000000.wav-ka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300000000.wav-ka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559000000.wav-ka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2200000000.wav-ka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000000.wav-vn-debiased.bin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5000000.wav-vn-debiased.bin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0000000.wav-vn-debiased.bin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74000000.wav-vn-debiased.bin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95000000.wav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95000000.wav-vn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45800000.wav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45800000.wav-vn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433000000.wav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433000000.wav-vn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790000000.wav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790000000.wav-vn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862000000.wav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862000000.wav-vn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300000000.wav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300000000.wav-vn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559000000.wav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1559000000.wav-vn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2200000000.wav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vb-data-2200000000.wav-vn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DVB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1000000.wav-125MB.wav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5000000.wav-125MB.wav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10000000.wav-125MB.wav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74000000.wav-125MB.wav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95000000.wav-125MB.wav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95000000.wav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145800000.wav-125MB.wav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145800000.wav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433000000.wav-125MB.wav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433000000.wav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790000000.wav-125MB.wav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790000000.wav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862000000.wav-125MB.wav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862000000.wav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1300000000.wav-125MB.wav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1300000000.wav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1559000000.wav-125MB.wav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1559000000.wav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-data-2200000000.wav-125MB.wav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normal-data-2200000000.wav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000000.wav-ka-debiased.bin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5000000.wav-ka-debiased.bin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0000000.wav-ka-debiased.bin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74000000.wav-ka-debiased.bin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95000000.wav-ka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45800000.wav-ka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433000000.wav-ka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790000000.wav-ka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862000000.wav-ka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300000000.wav-ka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559000000.wav-ka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2200000000.wav-ka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K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000000.wav-vn-debiased.bin_finalAnalysisReport.tx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5000000.wav-vn-debiased.bin_finalAnalysisReport.txt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0000000.wav-vn-debiased.bin_finalAnalysisReport.tx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74000000.wav-vn-debiased.bin_finalAnalysisReport.txt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95000000.wav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95000000.wav-vn-debiased.bin_finalAnalysisReport.txt</text:p>
          </table:table-cell>
          <table:table-cell office:value-type="float" office:value="95000000" calcext:value-type="float">
            <text:p>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45800000.wav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45800000.wav-vn-debiased.bin_finalAnalysisReport.txt</text:p>
          </table:table-cell>
          <table:table-cell office:value-type="float" office:value="145800000" calcext:value-type="float">
            <text:p>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95000000.wav-debiased.bin_finalAnalysisReport.txt</text:p>
          </table:table-cell>
          <table:table-cell office:value-type="float" office:value="295000000" calcext:value-type="float">
            <text:p>295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433000000.wav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433000000.wav-vn-debiased.bin_finalAnalysisReport.txt</text:p>
          </table:table-cell>
          <table:table-cell office:value-type="float" office:value="433000000" calcext:value-type="float">
            <text:p>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790000000.wav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790000000.wav-vn-debiased.bin_finalAnalysisReport.txt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862000000.wav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862000000.wav-vn-debiased.bin_finalAnalysisReport.txt</text:p>
          </table:table-cell>
          <table:table-cell office:value-type="float" office:value="862000000" calcext:value-type="float">
            <text:p>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300000000.wav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300000000.wav-vn-debiased.bin_finalAnalysisReport.txt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559000000.wav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1559000000.wav-vn-debiased.bin_finalAnalysisReport.txt</text:p>
          </table:table-cell>
          <table:table-cell office:value-type="float" office:value="1559000000" calcext:value-type="float">
            <text:p>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145800000.wav-debiased.bin_finalAnalysisReport.txt</text:p>
          </table:table-cell>
          <table:table-cell office:value-type="float" office:value="2145800000" calcext:value-type="float">
            <text:p>21458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2200000000.wav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data-2200000000.wav-vn-debiased.bin_finalAnalysisReport.txt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433000000.wav-debiased.bin_finalAnalysisReport.txt</text:p>
          </table:table-cell>
          <table:table-cell office:value-type="float" office:value="2433000000" calcext:value-type="float">
            <text:p>2433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790000000.wav-debiased.bin_finalAnalysisReport.txt</text:p>
          </table:table-cell>
          <table:table-cell office:value-type="float" office:value="2790000000" calcext:value-type="float">
            <text:p>279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862000000.wav-debiased.bin_finalAnalysisReport.txt</text:p>
          </table:table-cell>
          <table:table-cell office:value-type="float" office:value="2862000000" calcext:value-type="float">
            <text:p>2862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1300000000.wav-debiased.bin_finalAnalysisReport.txt</text:p>
          </table:table-cell>
          <table:table-cell office:value-type="float" office:value="21300000000" calcext:value-type="float">
            <text:p>213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1559000000.wav-debiased.bin_finalAnalysisReport.txt</text:p>
          </table:table-cell>
          <table:table-cell office:value-type="float" office:value="21559000000" calcext:value-type="float">
            <text:p>21559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ckrf-2G-data-2200000000.wav-debiased.bin_finalAnalysisReport.txt</text:p>
          </table:table-cell>
          <table:table-cell office:value-type="float" office:value="22200000000" calcext:value-type="float">
            <text:p>22200000000</text:p>
          </table:table-cell>
          <table:table-cell office:value-type="string" calcext:value-type="string">
            <text:p>HackRF</text:p>
          </table:table-cell>
          <table:table-cell office:value-type="string" calcext:value-type="string">
            <text:p>VN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Random2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Random3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Random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Urandom2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Urandom3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vUrandom.bin_finalAnalysisReport.t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preadsheet.A2:spreadsheet.AMJ1048576" table:contains-header="false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3:19:22.511507867</dc:date>
    <meta:editing-duration>PT16M27S</meta:editing-duration>
    <meta:editing-cycles>5</meta:editing-cycles>
    <meta:generator>LibreOffice/6.4.7.2$Linux_X86_64 LibreOffice_project/40$Build-2</meta:generator>
    <meta:document-statistic meta:table-count="1" meta:cell-count="1356" meta:object-count="0"/>
  </office:meta>
</office:document-meta>
</file>